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45cm" fo:margin-right="0cm" fo:text-indent="0cm" style:auto-text-indent="false"/>
    </style:style>
    <style:style style:name="P3" style:family="paragraph" style:parent-style-name="Standard">
      <style:paragraph-properties fo:margin-left="1.245cm" fo:margin-right="0cm"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noinline</text:p>
      <text:p text:style-name="P1">-finline-functions</text:p>
      <text:p text:style-name="P1">-finline-functions-called-once</text:p>
      <text:p text:style-name="P1">-finline-limit=n</text:p>
      <text:p text:style-name="P1">-fkeep-inline-functions</text:p>
      <text:p text:style-name="P1">-fno-default-inline</text:p>
      <text:p text:style-name="P1">-fno-inline</text:p>
      <text:p text:style-name="P1">-fno-math-errno</text:p>
      <text:p text:style-name="Standard"><text:s/></text:p>
      <text:p text:style-name="Standard">-<text:span text:style-name="T1">fgnu89-inline </text:span></text:p>
      <text:p text:style-name="Standard">The option -fgnu89-inline tells GCC to use the traditional GNU semantics for "inline" functions when in C99 mode. Using this option is roughly equivalent to adding the "gnu_inline" function attribute to all inline functions. </text:p>
      <text:p text:style-name="Standard"/>
      <text:p text:style-name="Standard">This option is accepted by GCC versions 4.1.3 and up. In GCC versions prior to 4.3, C99 inline semantics are not supported, and thus this option is effectively assumed to be present regardless of whether or not it is specified; the only effect of specifying it explicitly is to disable warnings about using inline functions in C99 mode. Likewise, the option -fno-gnu89-inline is not supported in versions of GCC before 4.3. It will be supported only in C99 or gnu99 mode, not in C89 or gnu89 mode.</text:p>
      <text:p text:style-name="Standard"/>
      <text:p text:style-name="Standard">The preprocesor macros "__GNUC_GNU_INLINE__" and "__GNUC_STDC_INLINE__" may be used to check which semantics are in effect for "inline" functions.</text:p>
      <text:p text:style-name="Standard">-fno-inline </text:p>
      <text:p text:style-name="Standard">Don't pay attention to the "inline" keyword. Normally this option is used to keep the compiler from expanding any functions inline. Note that if you are not optimizing, no functions can be expanded inline.</text:p>
      <text:p text:style-name="Standard"><text:s/></text:p>
      <text:p text:style-name="Standard"/>
      <text:p text:style-name="P1">-fno-default-inline </text:p>
      <text:p text:style-name="Standard">Do not assume inline for functions defined inside a class scope. Note that these functions will have linkage like inline functions; they just won't be inlined by default.</text:p>
      <text:p text:style-name="Standard"><text:s/><text:tab/>--&gt; SOLO PARA C++</text:p>
      <text:p text:style-name="Standard"/>
      <text:p text:style-name="P1">-Winline </text:p>
      <text:p text:style-name="Standard">Warn if a function can not be inlined and it was declared as inline. Even with this option, the compiler will not warn about failures to inline functions declared in system headers. </text:p>
      <text:p text:style-name="Standard"/>
      <text:p text:style-name="Standard">The compiler uses a variety of heuristics to determine whether or not to inline a function. For example, the compiler takes into account the size of the function being inlined and the amount of inlining that has already been done in the current function. Therefore, seemingly insignificant changes in the source program can cause the warnings produced by -Winline to appear or disappear.</text:p>
      <text:p text:style-name="Standard"><text:s/></text:p>
      <text:p text:style-name="Standard"><text:s/></text:p>
      <text:p text:style-name="P1">-finline-functions </text:p>
      <text:p text:style-name="Standard">Integrate all simple functions into their callers. The compiler heuristically decides which functions are simple enough to be worth integrating in this way. </text:p>
      <text:p text:style-name="Standard"/>
      <text:p text:style-name="Standard">If all calls to a given function are integrated, and the function is declared "static", then the function is normally not output as assembler code in its own right.</text:p>
      <text:p text:style-name="Standard"/>
      <text:p text:style-name="Standard">Enabled at level -O3.</text:p>
      <text:p text:style-name="Standard"><text:soft-page-break/><text:span text:style-name="T1">-finline-functions-called-once </text:span></text:p>
      <text:p text:style-name="Standard">Consider all "static" functions called once for inlining into their caller even if they are not marked "inline". If a call to a given function is integrated, then the function is not output as assembler code in its own right. </text:p>
      <text:p text:style-name="Standard"/>
      <text:p text:style-name="Standard">Enabled if -funit-at-a-time is enabled.</text:p>
      <text:p text:style-name="Standard"/>
      <text:p text:style-name="Standard"/>
      <text:p text:style-name="Standard"><text:span text:style-name="T1">-fearly-inlining</text:span> </text:p>
      <text:p text:style-name="Standard">Inline functions marked by "always_inline" and functions whose body seems smaller than the function call overhead early before doing -fprofile-generate instrumentation and real inlining pass. Doing so makes profiling significantly cheaper and usually inlining faster on programs having large chains of nested wrapper functions. </text:p>
      <text:p text:style-name="Standard"/>
      <text:p text:style-name="Standard">Enabled by default.</text:p>
      <text:p text:style-name="Standard"/>
      <text:p text:style-name="Standard"/>
      <text:p text:style-name="Standard"><text:span text:style-name="T1">-finline-limit=n</text:span> </text:p>
      <text:p text:style-name="Standard">By default, GCC limits the size of functions that can be inlined. This flag allows the control of this limit for functions that are explicitly marked as inline (i.e., marked with the inline keyword or defined within the class definition in c++). n is the size of functions that can be inlined in number of pseudo instructions (not counting parameter handling). The default value of n is 600. Increasing this value can result in more inlined code at the cost of compilation time and memory consumption. Decreasing usually makes the compilation faster and less code will be inlined (which presumably means slower programs). This option is particularly useful for programs that use inlining heavily such as those based on recursive templates with C ++ . </text:p>
      <text:p text:style-name="Standard"/>
      <text:p text:style-name="Standard">Inlining is actually controlled by a number of parameters, which may be specified individually by using --param name=value. The -finline-limit=n option sets some of these parameters as follows:</text:p>
      <text:p text:style-name="Standard">max-inline-insns-single </text:p>
      <text:p text:style-name="Standard"><text:s/></text:p>
      <text:p text:style-name="Standard">is set to I&lt;n&gt;/2.</text:p>
      <text:p text:style-name="Standard">max-inline-insns-auto </text:p>
      <text:p text:style-name="Standard"><text:s/></text:p>
      <text:p text:style-name="Standard">is set to I&lt;n&gt;/2.</text:p>
      <text:p text:style-name="Standard">min-inline-insns </text:p>
      <text:p text:style-name="Standard"><text:s/></text:p>
      <text:p text:style-name="Standard">is set to 130 or I&lt;n&gt;/4, whichever is smaller.</text:p>
      <text:p text:style-name="Standard">max-inline-insns-rtl </text:p>
      <text:p text:style-name="Standard"><text:s/></text:p>
      <text:p text:style-name="Standard">is set to I&lt;n&gt;.</text:p>
      <text:p text:style-name="Standard">See below for a documentation of the individual parameters controlling inlining. </text:p>
      <text:p text:style-name="Standard"/>
      <text:p text:style-name="Standard">Note: pseudo instruction represents, in this particular context, an abstract measurement of function's size. In no way does it represent a count of assembly instructions and as such its exact meaning might change from one release to an another.</text:p>
      <text:p text:style-name="Standard">-fkeep-inline-functions </text:p>
      <text:p text:style-name="Standard">In C, emit "static" functions that are declared "inline" into the object file, even if the function has been inlined into all of its callers. This switch does not affect functions using the "extern inline" extension in GNU C. In C ++ , emit any and all inline functions into the object file.</text:p>
      <text:p text:style-name="Standard"/>
      <text:p text:style-name="Standard"><text:s/></text:p>
      <text:p text:style-name="P1"><text:soft-page-break/>--param name=value </text:p>
      <text:p text:style-name="P2">In some places, GCC uses various constants to control the amount of optimization that is done. For example, GCC will not inline functions that contain more that a certain number of instructions. You can control some of these constants on the command-line using the --param option. </text:p>
      <text:p text:style-name="P2">The names of specific parameters, and the meaning of the values, are tied to the internals of the compiler, and are subject to change without notice in future releases.</text:p>
      <text:p text:style-name="P2">In each case, the value is an integer. The allowable choices for name are given in the following table:</text:p>
      <text:p text:style-name="P2"/>
      <text:p text:style-name="P2"><text:span text:style-name="T1">max-inline-insns-single</text:span> </text:p>
      <text:p text:style-name="P2">Several parameters control the tree inliner used in gcc. This number sets the maximum number of instructions (counted in GCC 's internal representation) in a single function that the tree inliner will consider for inlining. This only affects functions declared inline and methods implemented in a class declaration (C ++ ). The default value is 450.</text:p>
      <text:p text:style-name="P2"/>
      <text:p text:style-name="P2"><text:span text:style-name="T1">max-inline-insns-auto</text:span> </text:p>
      <text:p text:style-name="P2">When you use -finline-functions (included in -O3), a lot of functions that would otherwise not be considered for inlining by the compiler will be investigated. To those functions, a different (more restrictive) limit compared to functions declared inline can be applied. The default value is 90.</text:p>
      <text:p text:style-name="P2"/>
      <text:p text:style-name="P2"><text:span text:style-name="T1">inline-unit-growth</text:span> </text:p>
      <text:p text:style-name="P2">Specifies maximal overall growth of the compilation unit caused by inlining. This parameter is ignored when -funit-at-a-time is not used. The default value is 50 which limits unit growth to 1.5 times the original size.</text:p>
      <text:p text:style-name="P2"/>
      <text:p text:style-name="P3">max-inline-insns-recursive </text:p>
      <text:p text:style-name="P3">max-inline-insns-recursive-auto </text:p>
      <text:p text:style-name="P2">Specifies maximum number of instructions out-of-line copy of self recursive inline function can grow into by performing recursive inlining. </text:p>
      <text:p text:style-name="P2">For functions declared inline --param max-inline-insns-recursive is taken into account. For function not declared inline, recursive inlining happens only when -finline-functions (included in -O3) is enabled and --param max-inline-insns-recursive-auto is used. The default value is 450.</text:p>
      <text:p text:style-name="P2"/>
      <text:p text:style-name="P3">max-inline-recursive-depth </text:p>
      <text:p text:style-name="P3">max-inline-recursive-depth-auto </text:p>
      <text:p text:style-name="P2">Specifies maximum recursion depth used by the recursive inlining. </text:p>
      <text:p text:style-name="P2">For functions declared inline --param max-inline-recursive-depth is taken into account. For function not declared inline, recursive inlining happens only when -finline-functions (included in -O3) is enabled and --param max-inline-recursive-depth-auto is used. The default value is 450.</text:p>
      <text:p text:style-name="P2">min-inline-recursive-probability </text:p>
      <text:p text:style-name="P2">Recursive inlining is profitable only for function having deep recursion in average and can hurt for function having little recursion depth by increasing the prologue size or complexity of function body to other optimizers. </text:p>
      <text:p text:style-name="P2"/>
      <text:p text:style-name="P2">When profile feedback is available (see -fprofile-generate) the actual recursion depth can be guessed from probability that function will recurse via given call expression. This parameter limits inlining only to call expression whose probability exceeds given threshold (in percents). The default value is 10.</text:p>
      <text:p text:style-name="P2"><text:soft-page-break/><text:span text:style-name="T1">inline-call-cost</text:span> </text:p>
      <text:p text:style-name="P2">Specify cost of call instruction relative to simple arithmetics operations (having cost of 1). Increasing this cost disqualifies inlining of non-leaf functions and at the same time increases size of leaf function that is believed to reduce function size by being inlined. In effect it increases amount of inlining for code having large abstraction penalty (many functions that just pass the arguments to other functions) and decrease inlining for code with low abstraction penalty. The default value is 16.</text:p>
      <text:p text:style-name="Standard"><text:span text:style-name="T1">-minline-float-divide-min-latency</text:span> </text:p>
      <text:p text:style-name="P2">Generate code for inline divides of floating point values using the minimum latency algorithm.</text:p>
      <text:p text:style-name="Standard"><text:span text:style-name="T1">-minline-float-divide-max-throughput</text:span> </text:p>
      <text:p text:style-name="P2">Generate code for inline divides of floating point values using the maximum throughput algorithm.</text:p>
      <text:p text:style-name="Standard"><text:span text:style-name="T1">-minline-int-divide-min-latency</text:span> </text:p>
      <text:p text:style-name="P2">Generate code for inline divides of integer values using the minimum latency algorithm.</text:p>
      <text:p text:style-name="Standard"><text:span text:style-name="T1">-minline-int-divide-max-throughput</text:span> </text:p>
      <text:p text:style-name="P2">Generate code for inline divides of integer values using the maximum throughput algorithm.</text:p>
      <text:p text:style-name="Standard"><text:span text:style-name="T1">-minline-sqrt-min-latency</text:span> </text:p>
      <text:p text:style-name="P2">Generate code for inline square roots using the minimum latency algorithm.</text:p>
      <text:p text:style-name="Standard"><text:span text:style-name="T1">-minline-sqrt-max-throughput</text:span> </text:p>
      <text:p text:style-name="P2">Generate code for inline square roots using the maximum throughput algorithm.</text:p>
      <text:p text:style-name="P1">-mno-hardlit </text:p>
      <text:p text:style-name="P2">Inline constants into the code stream if it can be done in two instructions or less.</text:p>
      <text:p text:style-name="P1">-mbcopy-builtin </text:p>
      <text:p text:style-name="P2">Use inline "movmemhi" patterns for copying memory. This is the default.</text:p>
      <text:p text:style-name="P1">-mbcopy </text:p>
      <text:p text:style-name="P2">Do not use inline "movmemhi" patterns for copying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1M48S</meta:editing-duration>
    <meta:editing-cycles>4</meta:editing-cycles>
    <meta:generator>LibreOffice/3.3$Win32 LibreOffice_project/330m19$Build-6</meta:generator>
    <dc:date>2011-03-22T11:02:18.58</dc:date>
    <dc:creator>Óscar Domínguez Corbalán</dc:creator>
    <meta:document-statistic meta:table-count="0" meta:image-count="0" meta:object-count="0" meta:page-count="4" meta:paragraph-count="95" meta:word-count="1375" meta:character-count="9281"/>
    <meta:user-defined meta:name="Info 1"/>
    <meta:user-defined meta:name="Info 2"/>
    <meta:user-defined meta:name="Info 3"/>
    <meta:user-defined meta:name="Info 4"/>
  </office:meta>
</office:document-meta>
</file>